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F454AE1B28A8F28E94.png" manifest:media-type="image/png"/>
  <manifest:file-entry manifest:full-path="Pictures/10000001000005000000036211D6D3156E2F7979.png" manifest:media-type="image/png"/>
  <manifest:file-entry manifest:full-path="Pictures/10000001000000EF000000F23566261C1D98E9E1.png" manifest:media-type="image/png"/>
  <manifest:file-entry manifest:full-path="Pictures/1000000100000197000001722CE8DCDC2A1CD3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09cm"/>
      <style:paragraph-properties style:writing-mode="lr-tb"/>
    </style:style>
    <style:style style:name="gr3" style:family="graphic" style:parent-style-name="standard">
      <style:graphic-properties draw:stroke="none" draw:fill="none" draw:auto-grow-width="true" fo:min-height="0.628cm" fo:min-width="2.876cm"/>
      <style:paragraph-properties style:writing-mode="lr-tb"/>
    </style:style>
    <style:style style:name="gr4" style:family="graphic" style:parent-style-name="objectwithoutfill">
      <style:graphic-properties draw:stroke="solid" svg:stroke-width="0.1cm" svg:stroke-color="#36648b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auto-grow-width="true" fo:min-height="0.628cm" fo:min-width="5.285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84d1" loext:opacity="100%" fo:font-size="15pt" fo:text-shadow="1pt 1pt" fo:font-weight="bold" style:font-size-asian="15pt" style:font-weight-asian="bold" style:font-size-complex="15pt" style:font-weight-complex="bold"/>
    </style:style>
    <style:style style:name="T2" style:family="text">
      <style:text-properties fo:color="#0084d1" loext:opacity="100%" fo:font-size="16pt" fo:text-shadow="1pt 1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Überlegen wir uns das an einem Beispiel (2)" draw:style-name="dp1" draw:master-page-name="Textfolie" presentation:presentation-page-layout-name="AL1T19" xml:id="id1" draw:id="id1">
        <office:forms form:automatic-focus="false" form:apply-design-mode="false"/>
        <draw:g>
          <draw:frame draw:style-name="gr1" draw:text-style-name="P1" draw:layer="layout" svg:width="5.147cm" svg:height="4.68cm" svg:x="5.76cm" svg:y="11.329cm">
            <draw:image xlink:href="Pictures/1000000100000197000001722CE8DCDC2A1CD3D6.png" xlink:type="simple" xlink:show="embed" xlink:actuate="onLoad" draw:mime-type="image/png">
              <text:p/>
            </draw:image>
          </draw:frame>
          <draw:frame draw:style-name="gr2" draw:text-style-name="P2" draw:layer="layout" svg:width="5.222cm" svg:height="2.759cm" draw:transform="rotate (0.617148423505195) translate (7.39cm 15.75cm)">
            <draw:text-box>
              <text:p><text:span text:style-name="T1">Raspberry Pi mit angeschlossenen Sensoren</text:span></text:p>
            </draw:text-box>
          </draw:frame>
        </draw:g>
        <draw:g>
          <draw:frame draw:style-name="gr1" draw:text-style-name="P1" draw:layer="layout" svg:width="3.06cm" svg:height="3.098cm" svg:x="23.04cm" svg:y="13.102cm">
            <draw:image xlink:href="Pictures/10000001000000EF000000F23566261C1D98E9E1.png" xlink:type="simple" xlink:show="embed" xlink:actuate="onLoad" draw:mime-type="image/png">
              <text:p/>
            </draw:image>
          </draw:frame>
          <draw:frame draw:style-name="gr3" draw:text-style-name="P3" draw:layer="layout" svg:width="3.376cm" svg:height="0.878cm" draw:transform="rotate (1.5707963267949) translate (25.942cm 16.336cm)">
            <draw:text-box>
              <text:p><text:span text:style-name="T2">Datenbank</text:span></text:p>
            </draw:text-box>
          </draw:frame>
        </draw:g>
        <draw:path draw:style-name="gr4" draw:text-style-name="P1" draw:layer="layout" svg:width="11.532cm" svg:height="0.466cm" draw:transform="rotate (0.046774823953448) translate (11.3181709483622cm 14.4736566199601cm)" svg:viewBox="0 0 11533 467" svg:d="M0 467c0 0 3499-458 5428-467 1928-9 6105 466 6105 466">
          <text:p/>
        </draw:path>
        <draw:g>
          <draw:g>
            <draw:frame draw:style-name="gr1" draw:text-style-name="P1" draw:layer="layout" svg:width="9.38cm" svg:height="6.345cm" svg:x="17.56cm" svg:y="3.895cm">
              <draw:image xlink:href="Pictures/10000001000005000000036211D6D3156E2F7979.png" xlink:type="simple" xlink:show="embed" xlink:actuate="onLoad" draw:mime-type="image/png">
                <text:p/>
              </draw:image>
            </draw:frame>
            <draw:frame draw:style-name="gr1" draw:text-style-name="P1" draw:layer="layout" svg:width="7.811cm" svg:height="4.597cm" svg:x="18.3cm" svg:y="4.593cm">
              <draw:image xlink:href="Pictures/1000000100000320000001F454AE1B28A8F28E94.png" xlink:type="simple" xlink:show="embed" xlink:actuate="onLoad" draw:mime-type="image/png">
                <text:p/>
              </draw:image>
            </draw:frame>
          </draw:g>
          <draw:frame draw:style-name="gr5" draw:text-style-name="P3" draw:layer="layout" svg:width="5.785cm" svg:height="0.878cm" svg:x="19.358cm" svg:y="10.262cm">
            <draw:text-box>
              <text:p><text:span text:style-name="T2">Echtzeit-Dashboard</text:span></text:p>
            </draw:text-box>
          </draw:frame>
        </draw:g>
        <draw:path draw:style-name="gr4" draw:text-style-name="P1" draw:layer="layout" svg:width="7.247cm" svg:height="4.705cm" draw:transform="rotate (0.046774823953448) translate (10.0399463410167cm 7.53889942893383cm)" svg:viewBox="0 0 7248 4706" svg:d="M0 4706c0 0 1763-1937 3012-2742 1195-771 4236-1964 4236-1964">
          <text:p/>
        </draw:path>
        <anim:par presentation:node-type="timing-root">
          <anim:par smil:begin="id1.begin">
            <anim:transitionFilter smil:dur="0.5s" smil:type="dissolv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xtfolie" style:page-layout-name="PM1" draw:style-name="Mdp1"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3</meta:editing-cycles>
    <meta:editing-duration>P9DT1H22M50S</meta:editing-duration>
    <meta:initial-creator>Dennis Schulmeister</meta:initial-creator>
    <dc:date>2022-03-11T14:13:40.047947286</dc:date>
    <dc:creator>Dennis Schulmeister-Zimolong</dc:creator>
    <meta:document-statistic meta:object-count="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